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P2" style:family="paragraph" style:parent-style-name="Footer">
      <style:paragraph-properties fo:text-align="end" style:justify-single-word="false"/>
      <style:text-properties officeooo:rsid="0008e44a" officeooo:paragraph-rsid="0008e44a"/>
    </style:style>
    <style:style style:name="P3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8dc6" officeooo:paragraph-rsid="00048dc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T1" style:family="text">
      <style:text-properties officeooo:rsid="001dca64"/>
    </style:style>
    <style:style style:name="T2" style:family="text">
      <style:text-properties officeooo:rsid="002425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BMS LAB – <text:span text:style-name="T2">6</text:span></text:p>
      <text:p text:style-name="P5"/>
      <text:p text:style-name="P5"/>
      <text:p text:style-name="P3">Q1</text:p>
      <text:p text:style-name="P3"/>
      <text:p text:style-name="P3">CREATE TABLE course (coursenum INT primary key, coursename VARCHAR(20));</text:p>
      <text:p text:style-name="P3">CREATE TABLE section (sectionnum INT primary key, term INT);</text:p>
      <text:p text:style-name="P3">CREATE TABLE professor (profnum INT primary key, profname INT, sectionnum INT, coursenum INT);</text:p>
      <text:p text:style-name="P3">CREATE TABLE student (studentnum INT primary key, studentname VARCHAR(30), GPA INT, sectionnum INT, coursenum INT);</text:p>
      <text:p text:style-name="P3">CREATE TABLE offsitesection (location VARCHAR(30), sectionnum INT);</text:p>
      <text:p text:style-name="P3">ALTER TABLE professor ADD CONSTRAINT FOREIGN KEY professor_fk(sectionnum) REFERENCES section(sectionnum);</text:p>
      <text:p text:style-name="P3">ALTER TABLE student ADD CONSTRAINT FOREIGN KEY student_fk(sectionnum) REFERENCES section(sectionnum);</text:p>
      <text:p text:style-name="P3"/>
      <text:p text:style-name="P3">mysql&gt; DESC course;</text:p>
      <text:p text:style-name="P3">+------------+-------------+------+-----+---------+-------+</text:p>
      <text:p text:style-name="P3">| Field <text:s text:c="5"/>| Type <text:s text:c="7"/>| Null | Key | Default | Extra |</text:p>
      <text:p text:style-name="P3">+------------+-------------+------+-----+---------+-------+</text:p>
      <text:p text:style-name="P3">| coursenum <text:s/>| int <text:s text:c="8"/>| NO <text:s text:c="2"/>| PRI | NULL <text:s text:c="3"/>| <text:s text:c="6"/>|</text:p>
      <text:p text:style-name="P3">| coursename | varchar(20) | YES <text:s/>| <text:s text:c="4"/>| NULL <text:s text:c="3"/>| <text:s text:c="6"/>|</text:p>
      <text:p text:style-name="P3">+------------+-------------+------+-----+---------+-------+</text:p>
      <text:p text:style-name="P3">2 rows in set (0.00 sec)</text:p>
      <text:p text:style-name="P3"/>
      <text:p text:style-name="P3">mysql&gt; DESC section;</text:p>
      <text:p text:style-name="P3">+------------+------+------+-----+---------+-------+</text:p>
      <text:p text:style-name="P3">| Field <text:s text:c="5"/>| Type | Null | Key | Default | Extra |</text:p>
      <text:p text:style-name="P3">+------------+------+------+-----+---------+-------+</text:p>
      <text:p text:style-name="P3">| sectionnum | int <text:s/>| NO <text:s text:c="2"/>| PRI | NULL <text:s text:c="3"/>| <text:s text:c="6"/>|</text:p>
      <text:p text:style-name="P3"><text:soft-page-break/>| term <text:s text:c="6"/>| int <text:s/>| YES <text:s/>| <text:s text:c="4"/>| NULL <text:s text:c="3"/>| <text:s text:c="6"/>|</text:p>
      <text:p text:style-name="P3">+------------+------+------+-----+---------+-------+</text:p>
      <text:p text:style-name="P3">2 rows in set (0.01 sec)</text:p>
      <text:p text:style-name="P3"/>
      <text:p text:style-name="P3">mysql&gt; DESC professor;</text:p>
      <text:p text:style-name="P3">+------------+------+------+-----+---------+-------+</text:p>
      <text:p text:style-name="P3">| Field <text:s text:c="5"/>| Type | Null | Key | Default | Extra |</text:p>
      <text:p text:style-name="P3">+------------+------+------+-----+---------+-------+</text:p>
      <text:p text:style-name="P3">| profnum <text:s text:c="3"/>| int <text:s/>| NO <text:s text:c="2"/>| PRI | NULL <text:s text:c="3"/>| <text:s text:c="6"/>|</text:p>
      <text:p text:style-name="P3">| profname <text:s text:c="2"/>| int <text:s/>| YES <text:s/>| <text:s text:c="4"/>| NULL <text:s text:c="3"/>| <text:s text:c="6"/>|</text:p>
      <text:p text:style-name="P3">| sectionnum | int <text:s/>| YES <text:s/>| MUL | NULL <text:s text:c="3"/>| <text:s text:c="6"/>|</text:p>
      <text:p text:style-name="P3">| coursenum <text:s/>| int <text:s/>| YES <text:s/>| <text:s text:c="4"/>| NULL <text:s text:c="3"/>| <text:s text:c="6"/>|</text:p>
      <text:p text:style-name="P3">+------------+------+------+-----+---------+-------+</text:p>
      <text:p text:style-name="P3">4 rows in set (0.00 sec)</text:p>
      <text:p text:style-name="P3"/>
      <text:p text:style-name="P3">mysql&gt; DESC student;</text:p>
      <text:p text:style-name="P3">+-------------+-------------+------+-----+---------+-------+</text:p>
      <text:p text:style-name="P3">| Field <text:s text:c="6"/>| Type <text:s text:c="7"/>| Null | Key | Default | Extra |</text:p>
      <text:p text:style-name="P3">+-------------+-------------+------+-----+---------+-------+</text:p>
      <text:p text:style-name="P3">| studentnum <text:s/>| int <text:s text:c="8"/>| NO <text:s text:c="2"/>| PRI | NULL <text:s text:c="3"/>| <text:s text:c="6"/>|</text:p>
      <text:p text:style-name="P3">| studentname | varchar(30) | YES <text:s/>| <text:s text:c="4"/>| NULL <text:s text:c="3"/>| <text:s text:c="6"/>|</text:p>
      <text:p text:style-name="P3">| GPA <text:s text:c="8"/>| int <text:s text:c="8"/>| YES <text:s/>| <text:s text:c="4"/>| NULL <text:s text:c="3"/>| <text:s text:c="6"/>|</text:p>
      <text:p text:style-name="P3">| sectionnum <text:s/>| int <text:s text:c="8"/>| YES <text:s/>| MUL | NULL <text:s text:c="3"/>| <text:s text:c="6"/>|</text:p>
      <text:p text:style-name="P3">| coursenum <text:s text:c="2"/>| int <text:s text:c="8"/>| YES <text:s/>| <text:s text:c="4"/>| NULL <text:s text:c="3"/>| <text:s text:c="6"/>|</text:p>
      <text:p text:style-name="P3">+-------------+-------------+------+-----+---------+-------+</text:p>
      <text:p text:style-name="P3">5 rows in set (0.00 sec)</text:p>
      <text:p text:style-name="P3"/>
      <text:p text:style-name="P3">mysql&gt; DESC offsitesection;</text:p>
      <text:p text:style-name="P3">+------------+-------------+------+-----+---------+-------+</text:p>
      <text:p text:style-name="P3">| Field <text:s text:c="5"/>| Type <text:s text:c="7"/>| Null | Key | Default | Extra |</text:p>
      <text:p text:style-name="P3">+------------+-------------+------+-----+---------+-------+</text:p>
      <text:p text:style-name="P3">| location <text:s text:c="2"/>| varchar(30) | YES <text:s/>| <text:s text:c="4"/>| NULL <text:s text:c="3"/>| <text:s text:c="6"/>|</text:p>
      <text:p text:style-name="P3">| sectionnum | int <text:s text:c="8"/>| YES <text:s/>| <text:s text:c="4"/>| NULL <text:s text:c="3"/>| <text:s text:c="6"/>|</text:p>
      <text:p text:style-name="P3">+------------+-------------+------+-----+---------+-------+</text:p>
      <text:p text:style-name="P3">2 rows in set (0.00 sec)</text:p>
      <text:p text:style-name="P3"><text:soft-page-break/></text:p>
      <text:p text:style-name="P3"/>
      <text:p text:style-name="P3"/>
      <text:p text:style-name="P3">mysql&gt; DESC course;</text:p>
      <text:p text:style-name="P3">+------------+-------------+------+-----+---------+-------+</text:p>
      <text:p text:style-name="P3">| Field <text:s text:c="5"/>| Type <text:s text:c="7"/>| Null | Key | Default | Extra |</text:p>
      <text:p text:style-name="P3">+------------+-------------+------+-----+---------+-------+</text:p>
      <text:p text:style-name="P3">| coursenum <text:s/>| int <text:s text:c="8"/>| NO <text:s text:c="2"/>| PRI | NULL <text:s text:c="3"/>| <text:s text:c="6"/>|</text:p>
      <text:p text:style-name="P3">| coursename | varchar(20) | YES <text:s/>| <text:s text:c="4"/>| NULL <text:s text:c="3"/>| <text:s text:c="6"/>|</text:p>
      <text:p text:style-name="P3">+------------+-------------+------+-----+---------+-------+</text:p>
      <text:p text:style-name="P3">2 rows in set (0.13 sec)</text:p>
      <text:p text:style-name="P3"/>
      <text:p text:style-name="P3">mysql&gt; DESC section;</text:p>
      <text:p text:style-name="P3">+------------+------+------+-----+---------+-------+</text:p>
      <text:p text:style-name="P3">| Field <text:s text:c="5"/>| Type | Null | Key | Default | Extra |</text:p>
      <text:p text:style-name="P3">+------------+------+------+-----+---------+-------+</text:p>
      <text:p text:style-name="P3">| sectionnum | int <text:s/>| NO <text:s text:c="2"/>| PRI | NULL <text:s text:c="3"/>| <text:s text:c="6"/>|</text:p>
      <text:p text:style-name="P3">| term <text:s text:c="6"/>| int <text:s/>| YES <text:s/>| <text:s text:c="4"/>| NULL <text:s text:c="3"/>| <text:s text:c="6"/>|</text:p>
      <text:p text:style-name="P3">+------------+------+------+-----+---------+-------+</text:p>
      <text:p text:style-name="P3">2 rows in set (0.00 sec)</text:p>
      <text:p text:style-name="P3"/>
      <text:p text:style-name="P3">mysql&gt; DESC professor;</text:p>
      <text:p text:style-name="P3">+------------+------+------+-----+---------+-------+</text:p>
      <text:p text:style-name="P3">| Field <text:s text:c="5"/>| Type | Null | Key | Default | Extra |</text:p>
      <text:p text:style-name="P3">+------------+------+------+-----+---------+-------+</text:p>
      <text:p text:style-name="P3">| profnum <text:s text:c="3"/>| int <text:s/>| NO <text:s text:c="2"/>| PRI | NULL <text:s text:c="3"/>| <text:s text:c="6"/>|</text:p>
      <text:p text:style-name="P3">| profname <text:s text:c="2"/>| int <text:s/>| YES <text:s/>| <text:s text:c="4"/>| NULL <text:s text:c="3"/>| <text:s text:c="6"/>|</text:p>
      <text:p text:style-name="P3">| sectionnum | int <text:s/>| YES <text:s/>| MUL | NULL <text:s text:c="3"/>| <text:s text:c="6"/>|</text:p>
      <text:p text:style-name="P3">| coursenum <text:s/>| int <text:s/>| YES <text:s/>| <text:s text:c="4"/>| NULL <text:s text:c="3"/>| <text:s text:c="6"/>|</text:p>
      <text:p text:style-name="P3">+------------+------+------+-----+---------+-------+</text:p>
      <text:p text:style-name="P3">4 rows in set (0.00 sec)</text:p>
      <text:p text:style-name="P3"/>
      <text:p text:style-name="P3">mysql&gt; DESC student;</text:p>
      <text:p text:style-name="P3">+-------------+-------------+------+-----+---------+-------+</text:p>
      <text:p text:style-name="P3">| Field <text:s text:c="6"/>| Type <text:s text:c="7"/>| Null | Key | Default | Extra |</text:p>
      <text:p text:style-name="P3"><text:soft-page-break/>+-------------+-------------+------+-----+---------+-------+</text:p>
      <text:p text:style-name="P3">| studentnum <text:s/>| int <text:s text:c="8"/>| NO <text:s text:c="2"/>| PRI | NULL <text:s text:c="3"/>| <text:s text:c="6"/>|</text:p>
      <text:p text:style-name="P3">| studentname | varchar(30) | YES <text:s/>| <text:s text:c="4"/>| NULL <text:s text:c="3"/>| <text:s text:c="6"/>|</text:p>
      <text:p text:style-name="P3">| GPA <text:s text:c="8"/>| int <text:s text:c="8"/>| YES <text:s/>| <text:s text:c="4"/>| NULL <text:s text:c="3"/>| <text:s text:c="6"/>|</text:p>
      <text:p text:style-name="P3">| sectionnum <text:s/>| int <text:s text:c="8"/>| YES <text:s/>| MUL | NULL <text:s text:c="3"/>| <text:s text:c="6"/>|</text:p>
      <text:p text:style-name="P3">| coursenum <text:s text:c="2"/>| int <text:s text:c="8"/>| YES <text:s/>| <text:s text:c="4"/>| NULL <text:s text:c="3"/>| <text:s text:c="6"/>|</text:p>
      <text:p text:style-name="P3">+-------------+-------------+------+-----+---------+-------+</text:p>
      <text:p text:style-name="P3">5 rows in set (0.00 sec)</text:p>
      <text:p text:style-name="P3"/>
      <text:p text:style-name="P3">mysql&gt; DESC offsitesection;</text:p>
      <text:p text:style-name="P3">+------------+-------------+------+-----+---------+-------+</text:p>
      <text:p text:style-name="P3">| Field <text:s text:c="5"/>| Type <text:s text:c="7"/>| Null | Key | Default | Extra |</text:p>
      <text:p text:style-name="P3">+------------+-------------+------+-----+---------+-------+</text:p>
      <text:p text:style-name="P3">| location <text:s text:c="2"/>| varchar(30) | YES <text:s/>| <text:s text:c="4"/>| NULL <text:s text:c="3"/>| <text:s text:c="6"/>|</text:p>
      <text:p text:style-name="P3">| sectionnum | int <text:s text:c="8"/>| YES <text:s/>| <text:s text:c="4"/>| NULL <text:s text:c="3"/>| <text:s text:c="6"/>|</text:p>
      <text:p text:style-name="P3">+------------+-------------+------+-----+---------+-------+</text:p>
      <text:p text:style-name="P3">2 rows in set (0.00 sec)</text:p>
      <text:p text:style-name="P3"/>
      <text:p text:style-name="P3"/>
      <text:p text:style-name="P3">Q2</text:p>
      <text:p text:style-name="P3">CREATE TABLE product (barcode VARCHAR(10) primary key, pname VARCHAR(20), price int, quantityinstock int);</text:p>
      <text:p text:style-name="P3">CREATE TABLE sale (saleid INT primary key, deliveryaddress VARCHAR(20), creditcard int);</text:p>
      <text:p text:style-name="P3">CREATE TABLE saleitem (saleid INT primary key, barcode VARCHAR(10), quantity int);</text:p>
      <text:p text:style-name="P3"/>
      <text:p text:style-name="P3">Delimiter $$</text:p>
      <text:p text:style-name="P3">CREATE TRIGGER updateAvailabilityQuantity</text:p>
      <text:p text:style-name="P3">AFTER INSERT</text:p>
      <text:p text:style-name="P3">ON saleitem</text:p>
      <text:p text:style-name="P3">FOR EACH ROW BEGIN</text:p>
      <text:p text:style-name="P3">UPDATE product</text:p>
      <text:p text:style-name="P3">SET product.quantityinstock = product.quantityinstock - NEW.quantity</text:p>
      <text:p text:style-name="P3">WHERE NEW.barcode = product.barcode;</text:p>
      <text:p text:style-name="P3"><text:soft-page-break/>END;</text:p>
      <text:p text:style-name="P3">$$</text:p>
      <text:p text:style-name="P3">Delimiter ;</text:p>
      <text:p text:style-name="P3"/>
      <text:p text:style-name="P3">select * from product;</text:p>
      <text:p text:style-name="P3">+---------+-------+-------+-----------------+</text:p>
      <text:p text:style-name="P3">| barcode | pname | price | quantityinstock |</text:p>
      <text:p text:style-name="P3">+---------+-------+-------+-----------------+</text:p>
      <text:p text:style-name="P3">| abcd <text:s text:c="3"/>| phone | <text:s text:c="3"/>10 | <text:s text:c="13"/>10 |</text:p>
      <text:p text:style-name="P3">+---------+-------+-------+-----------------+</text:p>
      <text:p text:style-name="P3">1 row in set (0.00 sec)</text:p>
      <text:p text:style-name="P3"/>
      <text:p text:style-name="P3">insert into product values ('abcd', 'phone', 10, 10);</text:p>
      <text:p text:style-name="P3">insert into saleitem values (1, 'abcd', 1);</text:p>
      <text:p text:style-name="P3"/>
      <text:p text:style-name="P3">select * from product;</text:p>
      <text:p text:style-name="P3">+---------+-------+-------+-----------------+</text:p>
      <text:p text:style-name="P3">| barcode | pname | price | quantityinstock |</text:p>
      <text:p text:style-name="P3">+---------+-------+-------+-----------------+</text:p>
      <text:p text:style-name="P3">| abcd <text:s text:c="3"/>| phone | <text:s text:c="3"/>10 | <text:s text:c="14"/>9 |</text:p>
      <text:p text:style-name="P3">+---------+-------+-------+-----------------+</text:p>
      <text:p text:style-name="P3">1 row in set (0.00 sec)</text:p>
      <text:p text:style-name="P3"/>
      <text:p text:style-name="P3"/>
      <text:p text:style-name="P3">Q3</text:p>
      <text:p text:style-name="P3">create table emp (e_no integer(5) primary key, e_name varchar(20), pos varchar(20), man_id integer(5), salary integer(5), foreign key(man_id) references emp(e_no));</text:p>
      <text:p text:style-name="P3">create table dept (d_no integer(5) primary key, d_name varchar(20));</text:p>
      <text:p text:style-name="P3">create table company (e_no integer(5), d_no integer(5), joinDate date, foreign key(e_no) references emp(e_no) on delete cascade, foreign key(d_no) references dept(d_no) on update cascade);</text:p>
      <text:p text:style-name="P3">insert into dept values (11,'Sales'),(22,'Development'),(33,'cleaning');</text:p>
      <text:p text:style-name="P3"><text:soft-page-break/>insert into emp values (1,'Ajay','guard',1,200),(2,'Aman','sde1',1,1200),(3,'Amar','salesman',1,800),(4,'Ram','manager',1,1600),(5,'Avi','sde2',1,1800);</text:p>
      <text:p text:style-name="P3">insert into company values (1,33,'2022-3-11'),(2,22,'2022-6-3'),(3,11,'2022-5-2'),(4,11,'2022-3-21'),(5,22,'2022-7-1');</text:p>
      <text:p text:style-name="P3"/>
      <text:p text:style-name="P3"/>
      <text:p text:style-name="P3">(i)</text:p>
      <text:p text:style-name="P3">mysql&gt; select * from emp;</text:p>
      <text:p text:style-name="P3">+------+--------+----------+--------+--------+</text:p>
      <text:p text:style-name="P3">| e_no | e_name | pos <text:s text:c="5"/>| man_id | salary |</text:p>
      <text:p text:style-name="P3">+------+--------+----------+--------+--------+</text:p>
      <text:p text:style-name="P3">| <text:s text:c="3"/>1 | Ajay <text:s text:c="2"/>| guard <text:s text:c="3"/>| <text:s text:c="5"/>1 | <text:s text:c="3"/>200 |</text:p>
      <text:p text:style-name="P3">| <text:s text:c="3"/>2 | Aman <text:s text:c="2"/>| sde1 <text:s text:c="4"/>| <text:s text:c="5"/>1 | <text:s text:c="2"/>1200 |</text:p>
      <text:p text:style-name="P3">| <text:s text:c="3"/>3 | Amar <text:s text:c="2"/>| salesman | <text:s text:c="5"/>1 | <text:s text:c="3"/>800 |</text:p>
      <text:p text:style-name="P3">| <text:s text:c="3"/>4 | Ram <text:s text:c="3"/>| manager <text:s/>| <text:s text:c="5"/>1 | <text:s text:c="2"/>1600 |</text:p>
      <text:p text:style-name="P3">| <text:s text:c="3"/>5 | Avi <text:s text:c="3"/>| sde2 <text:s text:c="4"/>| <text:s text:c="5"/>1 | <text:s text:c="2"/>1800 |</text:p>
      <text:p text:style-name="P3">+------+--------+----------+--------+--------+</text:p>
      <text:p text:style-name="P3">5 rows in set (0.00 sec)</text:p>
      <text:p text:style-name="P3"/>
      <text:p text:style-name="P3">mysql&gt; delete from emp where e_no = 3;</text:p>
      <text:p text:style-name="P3">Query OK, 1 row affected (0.22 sec)</text:p>
      <text:p text:style-name="P3"/>
      <text:p text:style-name="P3">mysql&gt; select * from emp;</text:p>
      <text:p text:style-name="P3">+------+--------+---------+--------+--------+</text:p>
      <text:p text:style-name="P3">| e_no | e_name | pos <text:s text:c="4"/>| man_id | salary |</text:p>
      <text:p text:style-name="P3">+------+--------+---------+--------+--------+</text:p>
      <text:p text:style-name="P3">| <text:s text:c="3"/>1 | Ajay <text:s text:c="2"/>| guard <text:s text:c="2"/>| <text:s text:c="5"/>1 | <text:s text:c="3"/>200 |</text:p>
      <text:p text:style-name="P3">| <text:s text:c="3"/>2 | Aman <text:s text:c="2"/>| sde1 <text:s text:c="3"/>| <text:s text:c="5"/>1 | <text:s text:c="2"/>1200 |</text:p>
      <text:p text:style-name="P3">| <text:s text:c="3"/>4 | Ram <text:s text:c="3"/>| manager | <text:s text:c="5"/>1 | <text:s text:c="2"/>1600 |</text:p>
      <text:p text:style-name="P3">| <text:s text:c="3"/>5 | Avi <text:s text:c="3"/>| sde2 <text:s text:c="3"/>| <text:s text:c="5"/>1 | <text:s text:c="2"/>1800 |</text:p>
      <text:p text:style-name="P3">+------+--------+---------+--------+--------+</text:p>
      <text:p text:style-name="P3">4 rows in set (0.00 sec)</text:p>
      <text:p text:style-name="P3"/>
      <text:p text:style-name="P3"/>
      <text:p text:style-name="P3"><text:soft-page-break/>(ii)</text:p>
      <text:p text:style-name="P3">mysql&gt; select * from dept;</text:p>
      <text:p text:style-name="P3">+------+-------------+</text:p>
      <text:p text:style-name="P3">| d_no | d_name <text:s text:c="5"/>|</text:p>
      <text:p text:style-name="P3">+------+-------------+</text:p>
      <text:p text:style-name="P3">| <text:s text:c="2"/>11 | Sales <text:s text:c="6"/>|</text:p>
      <text:p text:style-name="P3">| <text:s text:c="2"/>22 | Development |</text:p>
      <text:p text:style-name="P3">| <text:s text:c="2"/>33 | cleaning <text:s text:c="3"/>|</text:p>
      <text:p text:style-name="P3">+------+-------------+</text:p>
      <text:p text:style-name="P3">3 rows in set (0.00 sec)</text:p>
      <text:p text:style-name="P3"/>
      <text:p text:style-name="P3"/>
      <text:p text:style-name="P3">mysql&gt; update dept set d_no = 12 where d_no = 11;</text:p>
      <text:p text:style-name="P3">Query OK, 1 row affected (0.09 sec)</text:p>
      <text:p text:style-name="P3">Rows matched: 1 <text:s/>Changed: 1 <text:s/>Warnings: 0</text:p>
      <text:p text:style-name="P3"/>
      <text:p text:style-name="P3"/>
      <text:p text:style-name="P3">mysql&gt; select * from dept;</text:p>
      <text:p text:style-name="P3">+------+-------------+</text:p>
      <text:p text:style-name="P3">| d_no | d_name <text:s text:c="5"/>|</text:p>
      <text:p text:style-name="P3">+------+-------------+</text:p>
      <text:p text:style-name="P3">| <text:s text:c="2"/>12 | Sales <text:s text:c="6"/>|</text:p>
      <text:p text:style-name="P3">| <text:s text:c="2"/>22 | Development |</text:p>
      <text:p text:style-name="P3">| <text:s text:c="2"/>33 | cleaning <text:s text:c="3"/>|</text:p>
      <text:p text:style-name="P3">+------+-------------+</text:p>
      <text:p text:style-name="P3">3 rows in set (0.00 sec)</text:p>
      <text:p text:style-name="P3"/>
      <text:p text:style-name="P3"/>
      <text:p text:style-name="P3">(iii)</text:p>
      <text:p text:style-name="P3">-- check in create table pa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MP2" style:family="paragraph" style:parent-style-name="Footer">
      <style:paragraph-properties fo:text-align="end" style:justify-single-word="false"/>
      <style:text-properties officeooo:rsid="0008e44a" officeooo:paragraph-rsid="0008e4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jiv Kannaa J</text:p>
        <text:p text:style-name="MP1">106121116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2:46.118171649</meta:creation-date>
    <dc:date>2023-10-23T22:06:10.616509235</dc:date>
    <meta:editing-duration>PT25M9S</meta:editing-duration>
    <meta:editing-cycles>25</meta:editing-cycles>
    <meta:generator>LibreOffice/7.5.6.2$Linux_X86_64 LibreOffice_project/50$Build-2</meta:generator>
    <meta:document-statistic meta:table-count="0" meta:image-count="0" meta:object-count="0" meta:page-count="7" meta:paragraph-count="188" meta:word-count="1395" meta:character-count="8488" meta:non-whitespace-character-count="6665"/>
  </office:meta>
</office:document-meta>
</file>